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Farsight</text:p>
      <text:p text:style-name="P2"/>
      <text:p text:style-name="P2">A closer inspection by Novum Strategic Enterpris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Chapter 1</text:p>
      <text:p text:style-name="P3"/>
      <text:p text:style-name="P4">The marvel beheld by many men in the field of espionage is the politics of subversion by many men outside their scope of influence, that they ascertain that new thing daily. <text:s/>That is what those who are in charge of serious work capitalize on, that you do the work that they admire rightly, for you are in wonder of their operation. <text:s/>So be it said with all intelligence agencies, for this is a global enterprise we're admiring here. <text:s/>Notably certain extensions of their do the work, alas it is so. <text:s/>There can be no assertion otherwise, the wonder is contained and that is one thing to know of the future.</text:p>
      <text:p text:style-name="P4"/>
      <text:p text:style-name="P3">Chapter 2</text:p>
      <text:p text:style-name="P3"/>
      <text:p text:style-name="P4">The subversion relies on intent to perjure the notion that wrongdoing is being committed by certain individuals, so the maintenance of all that is addressed in the following way: that perjury is imminent that a threat emerges to it's context of being, that is to say, they undergo a transformation of their own to get away with it. <text:s/>Knowing that will expand on work done by intelligence agencies worldwide, that they know a thing or two by the look of it. <text:s/>Knowing certainly will succeed in them, all in all.</text:p>
      <text:p text:style-name="P4"/>
      <text:p text:style-name="P3">Chapter 3</text:p>
      <text:p text:style-name="P3"/>
      <text:p text:style-name="P4">The closer inspection is as follows: <text:s/>Notably, Great White Brotherhood interceded recently for a government in Brazil that determines the scope of military affairs internally. <text:s/>I say this is a government because it is imposed as one, not that it is the formal government. <text:s/>They have many administrations of this sort, know it fully well they have one in every country for every thing imaginable. <text:s/>For instance, in the United States recently a raid was conducted, and that the affair of them who do that. <text:s/>For example in case point, there is no assertion that can provide that they did not formally raid Donald J. Trump themselves, they fully intend it to be known one day.</text:p>
      <text:p text:style-name="P4"/>
      <text:p text:style-name="P3">Chapter 4</text:p>
      <text:p text:style-name="P3"/>
      <text:p text:style-name="P4">Another close inspection provides that certainty over the black hole in our Milky Way, the Sagittarius A star, is formally a temporal rift caused by an agency in the world, and that has repercussions all over the place. <text:s/>Notably with them, they will entail to say this catastrophe is the work of some you know best as the CIA, leave that assertion to what it is for now. <text:s/></text:p>
      <text:p text:style-name="P4"/>
      <text:p text:style-name="P3">Conclusion</text:p>
      <text:p text:style-name="P3"/>
      <text:p text:style-name="P4">There is promoted in men an ideal that catastrophizes the notion of security by way of perverting the law that governs satirical enjoyment. <text:s/>This confusion is noted in some observations of malicious enterprises seeking no end but harm, so be wary of malintents posing to be good people, but only introducing a concept of miserliness that hosts no merit whatsoever in the long r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07T15:28:25.66</meta:creation-date>
    <meta:document-statistic meta:table-count="0" meta:image-count="0" meta:object-count="0" meta:page-count="2" meta:paragraph-count="12" meta:word-count="465" meta:character-count="2639"/>
    <dc:date>2022-09-07T15:39:20.33</dc:date>
    <meta:editing-duration>PT10M54S</meta:editing-duration>
    <meta:editing-cycles>1</meta:editing-cycles>
    <meta:generator>OpenOffice/4.1.8$Win32 OpenOffice.org_project/418m3$Build-9803</meta:generator>
  </office:meta>
</office:document-meta>
</file>